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Noto Sans Symbols" svg:font-family="'Noto Sans Symbol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18d" officeooo:paragraph-rsid="0014a18d"/>
    </style:style>
    <style:style style:name="P2" style:family="paragraph" style:parent-style-name="Standard">
      <style:text-properties officeooo:rsid="00150b00" officeooo:paragraph-rsid="00150b00"/>
    </style:style>
    <style:style style:name="P3" style:family="paragraph" style:parent-style-name="Standard">
      <style:text-properties officeooo:rsid="0015ee71" officeooo:paragraph-rsid="00150b00"/>
    </style:style>
    <style:style style:name="P4" style:family="paragraph" style:parent-style-name="Standard">
      <style:text-properties officeooo:rsid="0015ee71" officeooo:paragraph-rsid="0016f3a7"/>
    </style:style>
    <style:style style:name="P5" style:family="paragraph" style:parent-style-name="Standard">
      <style:text-properties officeooo:rsid="0016f3a7" officeooo:paragraph-rsid="0016f3a7"/>
    </style:style>
    <style:style style:name="P6" style:family="paragraph" style:parent-style-name="Standard">
      <style:text-properties officeooo:rsid="0018d6e4" officeooo:paragraph-rsid="0018d6e4"/>
    </style:style>
    <style:style style:name="P7" style:family="paragraph" style:parent-style-name="Standard">
      <style:text-properties officeooo:rsid="001a1a5f" officeooo:paragraph-rsid="001a1a5f"/>
    </style:style>
    <style:style style:name="P8" style:family="paragraph" style:parent-style-name="Standard">
      <style:text-properties officeooo:rsid="001b7f9c" officeooo:paragraph-rsid="001b7f9c"/>
    </style:style>
    <style:style style:name="P9" style:family="paragraph" style:parent-style-name="Standard">
      <style:text-properties officeooo:rsid="001e507c" officeooo:paragraph-rsid="001e507c"/>
    </style:style>
    <style:style style:name="P10" style:family="paragraph" style:parent-style-name="Standard">
      <style:text-properties officeooo:rsid="001f302b" officeooo:paragraph-rsid="001f302b"/>
    </style:style>
    <style:style style:name="P11" style:family="paragraph" style:parent-style-name="Standard">
      <style:text-properties officeooo:rsid="0021030e" officeooo:paragraph-rsid="0021030e"/>
    </style:style>
    <style:style style:name="P12" style:family="paragraph" style:parent-style-name="Standard">
      <style:text-properties officeooo:rsid="00215366" officeooo:paragraph-rsid="00215366"/>
    </style:style>
    <style:style style:name="P13" style:family="paragraph" style:parent-style-name="Standard">
      <style:text-properties style:text-underline-style="solid" style:text-underline-width="auto" style:text-underline-color="font-color" fo:font-weight="bold" officeooo:rsid="002286bb" officeooo:paragraph-rsid="002286bb" style:font-weight-asian="bold" style:font-weight-complex="bold"/>
    </style:style>
    <style:style style:name="P14" style:family="paragraph" style:parent-style-name="Standard">
      <style:text-properties officeooo:rsid="0018d6e4" officeooo:paragraph-rsid="001e507c"/>
    </style:style>
    <style:style style:name="P15" style:family="paragraph" style:parent-style-name="Standard">
      <style:text-properties officeooo:rsid="001e507c" officeooo:paragraph-rsid="001e507c"/>
    </style:style>
    <style:style style:name="P16" style:family="paragraph" style:parent-style-name="Standard">
      <style:text-properties officeooo:rsid="001b7f9c" officeooo:paragraph-rsid="001b7f9c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286bb" officeooo:paragraph-rsid="002286bb" style:font-weight-asian="bold" style:font-weight-complex="bold"/>
    </style:style>
    <style:style style:name="P18" style:family="paragraph" style:parent-style-name="Standard">
      <style:text-properties style:text-underline-style="none" fo:font-weight="normal" officeooo:rsid="00245c7e" officeooo:paragraph-rsid="00245c7e" style:font-weight-asian="normal" style:font-weight-complex="normal"/>
    </style:style>
    <style:style style:name="P19" style:family="paragraph" style:parent-style-name="Standard">
      <style:text-properties officeooo:rsid="00245c7e" officeooo:paragraph-rsid="00245c7e"/>
    </style:style>
    <style:style style:name="P20" style:family="paragraph" style:parent-style-name="Standard">
      <style:text-properties officeooo:rsid="00215366"/>
    </style:style>
    <style:style style:name="P21" style:family="paragraph" style:parent-style-name="Standard">
      <style:text-properties officeooo:rsid="00255d6a" officeooo:paragraph-rsid="00255d6a"/>
    </style:style>
    <style:style style:name="T1" style:family="text">
      <style:text-properties officeooo:rsid="001a6580"/>
    </style:style>
    <style:style style:name="T2" style:family="text">
      <style:text-properties officeooo:rsid="001cbd3b"/>
    </style:style>
    <style:style style:name="T3" style:family="text">
      <style:text-properties officeooo:rsid="001f302b"/>
    </style:style>
    <style:style style:name="T4" style:family="text">
      <style:text-properties officeooo:rsid="001f4cfa"/>
    </style:style>
    <style:style style:name="T5" style:family="text">
      <style:text-properties officeooo:rsid="0020d593"/>
    </style:style>
    <style:style style:name="T6" style:family="text">
      <style:text-properties officeooo:rsid="0021030e"/>
    </style:style>
    <style:style style:name="T7" style:family="text">
      <style:text-properties officeooo:rsid="00215366"/>
    </style:style>
    <style:style style:name="T8" style:family="text">
      <style:text-properties officeooo:rsid="002286bb"/>
    </style:style>
    <style:style style:name="T9" style:family="text">
      <style:text-properties officeooo:rsid="00245c7e"/>
    </style:style>
    <style:style style:name="T10" style:family="text">
      <style:text-properties officeooo:rsid="00255d6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PAINTING Projet Majeure</text:p>
      <text:p text:style-name="P1">DI FOLCO</text:p>
      <text:p text:style-name="P1">JALLAIS</text:p>
      <text:p text:style-name="P1">GIROT</text:p>
      <text:p text:style-name="P1"/>
      <text:p text:style-name="P1"/>
      <text:p text:style-name="P1">1. Etude de l'Existant :</text:p>
      <text:p text:style-name="P1"/>
      <text:p text:style-name="P1">Bibliographie</text:p>
      <text:p text:style-name="P1"/>
      <text:p text:style-name="P1">ZOTERO</text:p>
      <text:p text:style-name="P1"/>
      <text:p text:style-name="P1"/>
      <text:p text:style-name="P2">2. Problématique</text:p>
      <text:p text:style-name="P3"/>
      <text:p text:style-name="P5">Retirer des objets de taille variable (de petit à très grand) d'une image </text:p>
      <text:p text:style-name="P3"/>
      <text:p text:style-name="P7">Why Inpainting (example) : To recover lost blocks int transmission of images and videos </text:p>
      <text:p text:style-name="P2"/>
      <text:p text:style-name="P2">3. Démarche </text:p>
      <text:p text:style-name="P1"/>
      <text:p text:style-name="P4">-deux approches : Structural Reconstruciton <text:s/>/ Texture Synthesis </text:p>
      <text:p text:style-name="P4">-Les algos ne réunissant pas les deux approches ne sont adaptés qu'a des patchs de petites tailles <text:s/>pour ne pas créer d’artefacts. </text:p>
      <text:p text:style-name="P4">- Algos combinant les deux : adapté à toute taille de patchs mais plus difficiles a mettre en œuvre</text:p>
      <text:p text:style-name="P4">- Algos simple : suffisant pour restauration simple d'image mais défaillant pour supprimer des objets d'une image (ex : Bertalmio 2000 Image Inpainting Fig 9 ou 14 )</text:p>
      <text:p text:style-name="P4"/>
      <text:p text:style-name="P4">- <text:span text:style-name="T1">Simultaneaous structure and texture image inpainting : méthode décrite dans papier choisi. Désavantages : limité à des petites zones, flou introduit, lent</text:span></text:p>
      <text:p text:style-name="P4">- <text:span text:style-name="T2">Méthode choisie est également rapide (ou du moins plus rapide que les autres) (autour de l'ordre de la minute)</text:span></text:p>
      <text:p text:style-name="P4"/>
      <text:p text:style-name="P5">Méthode choisis pour implementation : </text:p>
      <text:p text:style-name="P5"/>
      <text:p text:style-name="P5">« Examplar based image Inpainting » &lt;==&gt; « Region Filling and Object Removal by Exemplar-Based Image Inpainting » - Criminisi 2003-2004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<text:soft-page-break/>Etat de l'art</text:p>
      <text:p text:style-name="P13"/>
      <text:p text:style-name="P9">1) Synthèse de texture</text:p>
      <text:p text:style-name="P9">- algos pour générer de larges régions dans l'image à partir de patchs de texture dans l'image</text:p>
      <text:p text:style-name="P9">- répète des patterns 2D avec stochasticité</text:p>
      <text:p text:style-name="P9">- <text:span text:style-name="T4">désavantage : difficile de remplir les trous de photographies d'images réelles, car correspondent à différentes textures qui interactent spatiallement – principal problème : frontières entre les régions des images sont un produit complex d'influence mutuelle entre différentes textures</text:span></text:p>
      <text:p text:style-name="P9">- <text:span text:style-name="T5">algos d'intérêt : exemplar based techniques, qui génèrent de facon efficace et peu couteuse de nouvelles textures en sampling et copiant les valeurs des couleurs de la source</text:span></text:p>
      <text:p text:style-name="P9"/>
      <text:p text:style-name="P9">2) Structural Reconstruction</text:p>
      <text:p text:style-name="P9">- reconstruit de petites zones</text:p>
      <text:p text:style-name="P9">- <text:span text:style-name="T4">utilisé pour la restauration d'image où des scratchs et speckles et du texte superposé sont enlevés</text:span></text:p>
      <text:p text:style-name="P9">- se concentre sur les structures linéaires, qui peuvent être vues comme des patterns 1D, comme des lignes et des contours d'objets</text:p>
      <text:p text:style-name="P9">- <text:span text:style-name="T4">propage les structures linéaires (appelées isophotes) dans la région cible par diffusuion</text:span></text:p>
      <text:p text:style-name="P9">- <text:span text:style-name="T4">désavantage : la diffusion introduit du flou, qui peut vite être remarqué quand la region à remplir devient grande</text:span></text:p>
      <text:p text:style-name="P6"/>
      <text:p text:style-name="P11">3) Autre méthode</text:p>
      <text:p text:style-name="P11">- combine les deux autres en décomposant l'image, fait les deux méthodes séparément et fait ensuite la somme des deux composants</text:p>
      <text:p text:style-name="P11">- désavantage : reste limité à des petites zones car introduction de zones de flou, très lent</text:p>
      <text:p text:style-name="P11"/>
      <text:p text:style-name="P12">3-bis) Autre méthode</text:p>
      <text:p text:style-name="P12">- Jia et al.</text:p>
      <text:p text:style-name="Standard"><text:bookmark text:name="docs-internal-guid-b81a7a1f-23ba-a41c-7bfd-b73f2dd74825"/>- Etape de segmentation de texture puis algorithme de vote de tenseurs pour lier les structures de manière fluide dans les trous</text:p>
      <text:p text:style-name="Standard">- Avantages :Connecte les structures courbées  par une génération explicite de contours subjectifs, sur laquelle les structures de textures sont propagées</text:p>
      <text:p text:style-name="Standard">- Désavantages : Étape de segmentation couteuse, Décision difficile de ce qui constitue une frontière entre deux textures</text:p>
      <text:p text:style-name="P20"/>
      <text:p text:style-name="P21">3-ter) Possible de switcher entre les deux méthodes en fonction de l'endroit et de ses caractéristiques</text:p>
      <text:p text:style-name="P6"/>
      <text:p text:style-name="P10"><text:span text:style-name="T7">4</text:span>) <text:span text:style-name="T5">Notre méthode</text:span></text:p>
      <text:p text:style-name="P10">- combine les avantages des deux méthodes : <text:span text:style-name="T4">fait attention aux structures linéaires, qui influent sur l'ordre de remplissage, mais le coeur de l'algo est un algorithme « exemplar based texture synthesis ». Donc a l'efficacité et les performances de l'explemplar based texture synthesis, mais respecte aussi les contraintes de l'image imposées par les structures linéaires autour</text:span></text:p>
      <text:p text:style-name="P10">- permet de répliquer la texture et la structure</text:p>
      <text:p text:style-name="P10">- succes de la propagation dépend fortement de l'ordre dans lequel le trou est rempli</text:p>
      <text:p text:style-name="P10">- méthode : confiance dans les pixels synthétisés est propagée de la même manière que que la propagation de l'information dans les méthodes de reconstruction structurelles</text:p>
      <text:p text:style-name="P10">- 1 seul algo</text:p>
      <text:p text:style-name="P10">- computational efficiency is achieved by a block-based sampling process</text:p>
      <text:p text:style-name="P10">- efficace pour enlever de large objects ainsi que les fines rayures</text:p>
      <text:p text:style-name="P8"/>
      <text:p text:style-name="P8">- <text:span text:style-name="T3">retire de larges objets de photographies digitales et les remplace avec un fond plausible</text:span></text:p>
      <text:p text:style-name="P8">- <text:span text:style-name="T4">algo propage la couleur d'une manière qui semble « raisonnable » à l'oeil humain</text:span></text:p>
      <text:p text:style-name="P8">- <text:span text:style-name="T6">souffre pas de l'introduction de flou </text:span></text:p>
      <text:p text:style-name="P8"><text:soft-page-break/></text:p>
      <text:p text:style-name="P8"/>
      <text:p text:style-name="P13">Présentation de la méthode</text:p>
      <text:p text:style-name="P18">1) Exemplar-based synthesis suffices</text:p>
      <text:p text:style-name="P8">- <text:span text:style-name="T8">isophote-driven image sampling process</text:span></text:p>
      <text:p text:style-name="P8">- <text:span text:style-name="T8">propager l'isophote vers l'intérieur : faut faire un transfert du pattern du best-match source patch</text:span></text:p>
      <text:p text:style-name="P8">- <text:span text:style-name="T9">isophote orientation automatically preserved</text:span></text:p>
      <text:p text:style-name="P8">- <text:span text:style-name="T9">patch-based filling approach car améliore la vitesse d'exécution par rapport aux pixel-based approches</text:span></text:p>
      <text:p text:style-name="P8">→<text:span text:style-name="T9"> capable de propager les informations de texture et de structure</text:span></text:p>
      <text:p text:style-name="P8"/>
      <text:p text:style-name="P19">2) Filling order is critical</text:p>
      <text:p text:style-name="P19">→ qualité de l'image de sortie est fortement influencée par l'ordre de remplissage des patchs</text:p>
      <text:p text:style-name="P19">- figure 3 « onion peel »</text:p>
      <text:p text:style-name="P19">- figure 4 « concentric layer ordering »</text:p>
      <text:p text:style-name="P19"/>
      <text:p text:style-name="P19"/>
      <text:p text:style-name="P19"/>
      <text:p text:style-name="P8"/>
      <text:p text:style-name="P9">Présentation ppt : </text:p>
      <text:p text:style-name="P9">- Méthodologie</text:p>
      <text:p text:style-name="P14">- Comparer avec les fonctions de Open CV : Inpaint ; GIMP : Resynthetizeur</text:p>
      <text:p text:style-name="P14">- fabriquer des images de tests</text:p>
      <text:p text:style-name="P9">- <text:span text:style-name="T3">temps de calcul et type ordinateur</text:span></text:p>
      <text:p text:style-name="P9">- <text:span text:style-name="T4">méthode agile (couleur…)</text:span></text:p>
      <text:p text:style-name="P9">- <text:span text:style-name="T8">présenter les notations (omega, dOmega, etc..)</text:span></text:p>
      <text:p text:style-name="P9">- <text:span text:style-name="T9">Zoter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Noto Sans Symbols" svg:font-family="'Noto Sans Symbol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4:25:03.967469189</meta:creation-date>
    <dc:date>2018-01-23T19:16:11.676906619</dc:date>
    <meta:editing-duration>PT3H29M1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3" meta:paragraph-count="70" meta:word-count="806" meta:character-count="5011" meta:non-whitespace-character-count="4263"/>
  </office:meta>
</office:document-meta>
</file>